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b6939" officeooo:paragraph-rsid="000b6939"/>
    </style:style>
    <style:style style:name="P2" style:family="paragraph" style:parent-style-name="Text_20_body">
      <style:paragraph-properties fo:text-align="justify" style:justify-single-word="false"/>
      <style:text-properties officeooo:rsid="000b6939" officeooo:paragraph-rsid="000b6939"/>
    </style:style>
    <style:style style:name="P3" style:family="paragraph" style:parent-style-name="Text_20_body">
      <style:paragraph-properties fo:text-align="justify" style:justify-single-word="false"/>
      <style:text-properties officeooo:rsid="000e0b56" officeooo:paragraph-rsid="000e0b56"/>
    </style:style>
    <style:style style:name="P4" style:family="paragraph" style:parent-style-name="Text_20_body">
      <style:paragraph-properties fo:text-align="justify" style:justify-single-word="false"/>
      <style:text-properties officeooo:rsid="001135ee" officeooo:paragraph-rsid="001135ee"/>
    </style:style>
    <style:style style:name="P5" style:family="paragraph" style:parent-style-name="Text_20_body">
      <style:paragraph-properties fo:text-align="justify" style:justify-single-word="false"/>
      <style:text-properties officeooo:rsid="001135ee" officeooo:paragraph-rsid="0011c8c2"/>
    </style:style>
    <style:style style:name="P6" style:family="paragraph" style:parent-style-name="Title">
      <style:paragraph-properties fo:text-align="start" style:justify-single-word="false"/>
      <style:text-properties officeooo:rsid="000b6939" officeooo:paragraph-rsid="000b6939"/>
    </style:style>
    <style:style style:name="T1" style:family="text">
      <style:text-properties officeooo:rsid="000be853"/>
    </style:style>
    <style:style style:name="T2" style:family="text">
      <style:text-properties officeooo:rsid="000ca2a1"/>
    </style:style>
    <style:style style:name="T3" style:family="text">
      <style:text-properties officeooo:rsid="000fa2cc"/>
    </style:style>
    <style:style style:name="T4" style:family="text">
      <style:text-properties officeooo:rsid="0011c8c2"/>
    </style:style>
    <style:style style:name="T5" style:family="text">
      <style:text-properties officeooo:rsid="00123b60"/>
    </style:style>
    <style:style style:name="T6" style:family="text">
      <style:text-properties officeooo:rsid="0013129b"/>
    </style:style>
    <style:style style:name="T7" style:family="text">
      <style:text-properties fo:font-style="italic" officeooo:rsid="0013129b" style:font-style-asian="italic" style:font-style-complex="italic"/>
    </style:style>
    <style:style style:name="T8" style:family="text">
      <style:text-properties fo:font-style="italic" officeooo:rsid="0011c8c2" style:font-style-asian="italic" style:font-style-complex="italic"/>
    </style:style>
    <style:style style:name="T9" style:family="text">
      <style:text-properties fo:font-style="normal" officeooo:rsid="0013129b" style:font-style-asian="normal" style:font-style-complex="normal"/>
    </style:style>
    <style:style style:name="T10" style:family="text">
      <style:text-properties fo:font-style="normal" officeooo:rsid="0011c8c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E <text:span text:style-name="T2">Implémentation</text:span> – <text:span text:style-name="T2">Compte rendu</text:span> <text:span text:style-name="T1">du </text:span><text:span text:style-name="T2">groupe 1-8</text:span></text:p>
      <text:p text:style-name="P1">Chauvel Sacha info 1 g<text:span text:style-name="T5">roupe </text:span>4</text:p>
      <text:p text:style-name="P2"/>
      <text:p text:style-name="P3">Le projet a été globalement bien men<text:span text:style-name="T6">é</text:span>, de nombreuses extensions proposées ont été implémenté mais pas seulement <text:span text:style-name="T3">puisqu’un</text:span> mode multijoueur a <text:span text:style-name="T3">aussi </text:span>été cré<text:span text:style-name="T6">é</text:span>.</text:p>
      <text:p text:style-name="P4">Toutes les extensions implémenté<text:span text:style-name="T6">es</text:span> sont fonctionnelle<text:span text:style-name="T6">s</text:span>, les différentes options de cam<text:span text:style-name="T6">é</text:span>ra fonctionnent toutes avec tou<text:span text:style-name="T6">s</text:span> les FloorKind. La génération infinie active automatiquement la génération aléatoire et évite donc d’avoir à se préoccuper de la compatibilité des paramètres.</text:p>
      <text:p text:style-name="P4">Mon seul grand reproche serai<text:span text:style-name="T6">t</text:span> sur le manque de documentation, le fichier <text:span text:style-name="T6">r</text:span>ead<text:span text:style-name="T6">m</text:span>e est vide et il y a très peu de commentaire<text:span text:style-name="T6">s</text:span> dans le code ce qui a rendu compliqué la compréhension du fonctionnement <text:span text:style-name="T6">de </text:span>certaine<text:span text:style-name="T6">s</text:span> extensions comme les portails. Pour y remédier, j’ai du all<text:span text:style-name="T6">é</text:span> chercher dans le code quelle touche servai<text:span text:style-name="T6">t</text:span> à poser les portails.</text:p>
      <text:p text:style-name="P5">Le point fort de ce projet est indéniablement le mode multijoueur, celui-ci est d’ailleurs le seul paquet bien documenté, bien qu’il y ai<text:span text:style-name="T6">t</text:span> encore un manque de commentaire<text:span text:style-name="T6">s</text:span> dans le code. Le mode multijoueur <text:span text:style-name="T4">fonctionne très bien, les légers décalage du second joueur sont acceptable</text:span><text:span text:style-name="T6">s</text:span><text:span text:style-name="T4">, l’exploration en mode monde infini n’a que peu d’impact</text:span><text:span text:style-name="T6">s</text:span><text:span text:style-name="T4"> sur les performance</text:span><text:span text:style-name="T6">s</text:span><text:span text:style-name="T4"> du jeu, même sur de grandes distances</text:span>. </text:p>
      <text:p text:style-name="P5"><text:span text:style-name="T4">Concernant la partie technique du mode multijoueur j’aurais cependant aimé connaître la raison qui à amener à utilis</text:span><text:span text:style-name="T6">er</text:span><text:span text:style-name="T4"> un protocole TCP au lieu d’un protocole UDP qui me semble être plus adapté pour un jeu en ligne. En effet, l’intégrité des paquets envoyé</text:span><text:span text:style-name="T6">s</text:span><text:span text:style-name="T4"> n’est pas aussi importante puisque les donnée</text:span><text:span text:style-name="T6">s</text:span><text:span text:style-name="T4"> sont très régulièrement mis</text:span><text:span text:style-name="T6">es</text:span><text:span text:style-name="T4"> à jour et renvoyé</text:span><text:span text:style-name="T6">es</text:span><text:span text:style-name="T4">. Un protocole UDP est plus adapté pour envoyer des données en </text:span><text:span text:style-name="T9">s</text:span><text:span text:style-name="T10">tream</text:span><text:span text:style-name="T4">, il est en effet pas nécessaire de renvoyer un paquet perdu ou corrompu puisque celui-ci contiendrai</text:span><text:span text:style-name="T6">t</text:span><text:span text:style-name="T4"> des information</text:span><text:span text:style-name="T6">s</text:span><text:span text:style-name="T4"> obsolète</text:span><text:span text:style-name="T6">s</text:span><text:span text:style-name="T4"> une fois reçu, cela pourrai</text:span><text:span text:style-name="T6">t</text:span><text:span text:style-name="T4"> ralentir et désynchroniser les client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9:45:28.703000000</meta:creation-date>
    <dc:date>2024-01-11T11:44:39.725000000</dc:date>
    <meta:editing-duration>PT1H59M7S</meta:editing-duration>
    <meta:editing-cycles>10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7" meta:word-count="295" meta:character-count="1867" meta:non-whitespace-character-count="1577"/>
  </office:meta>
</office:document-meta>
</file>